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Cahier des charges : Projet de blog avec boutique en ligne</text:span></text:h>
      <text:h text:style-name="Heading_20_4" text:outline-level="4"><text:span text:style-name="Strong_20_Emphasis">1. Introduction</text:span></text:h>
      <text:p text:style-name="Text_20_body">Ce projet consiste à développer un blog interactif combiné avec une boutique en ligne. L'objectif est de permettre aux utilisateurs enregistrés de publier et gérer leurs propres articles, de laisser des commentaires, ainsi que d'effectuer des achats en ligne via PayPal après authentification.</text:p>
      <text:h text:style-name="Heading_20_4" text:outline-level="4"><text:span text:style-name="Strong_20_Emphasis">2. Objectifs du projet</text:span></text:h>
      <text:list xml:id="list37660078323760299" text:style-name="L1">
        <text:list-item>
          <text:p text:style-name="P10">Créer une plateforme web ergonomique et sécurisée.</text:p>
        </text:list-item>
        <text:list-item>
          <text:p text:style-name="P10">Permettre la gestion des articles de blog par les utilisateurs enregistrés.</text:p>
        </text:list-item>
        <text:list-item>
          <text:p text:style-name="P10">Intégrer une boutique en ligne pour la gestion et l'achat de produits.</text:p>
        </text:list-item>
        <text:list-item>
          <text:p text:style-name="P10">Offrir la possibilité aux utilisateurs d’interagir en laissant des commentaires.</text:p>
        </text:list-item>
        <text:list-item>
          <text:p text:style-name="P1">Assurer une navigation fluide et intuitive pour les utilisateurs.</text:p>
        </text:list-item>
      </text:list>
      <text:h text:style-name="Heading_20_4" text:outline-level="4"><text:span text:style-name="Strong_20_Emphasis">3. Fonctionnalités principales</text:span></text:h>
      <text:h text:style-name="Heading_20_5" text:outline-level="5"><text:span text:style-name="Strong_20_Emphasis">1. Blog :</text:span></text:h>
      <text:list xml:id="list24535567061452613" text:style-name="L2">
        <text:list-item>
          <text:p text:style-name="P11">Un utilisateur enregistré peut ajouter, modifier et supprimer ses propres articles.</text:p>
        </text:list-item>
        <text:list-item>
          <text:p text:style-name="P11">Affichage d’une liste d’articles sur la page principale du blog.</text:p>
        </text:list-item>
        <text:list-item>
          <text:p text:style-name="P11">Consultation détaillée de chaque article.</text:p>
        </text:list-item>
        <text:list-item>
          <text:p text:style-name="P2">Un utilisateur enregistré peut laisser des commentaires sur les articles.</text:p>
        </text:list-item>
      </text:list>
      <text:h text:style-name="Heading_20_5" text:outline-level="5"><text:span text:style-name="Strong_20_Emphasis">2. Boutique en ligne :</text:span></text:h>
      <text:list xml:id="list5594123655065347569" text:style-name="L3">
        <text:list-item>
          <text:p text:style-name="P12">Ajouter, modifier et supprimer des produits via un espace d’administration.</text:p>
        </text:list-item>
        <text:list-item>
          <text:p text:style-name="P12">Affichage des produits sous forme de catalogue avec image, description, prix et stock.</text:p>
        </text:list-item>
        <text:list-item>
          <text:p text:style-name="P12">Consultation des détails des produits.</text:p>
        </text:list-item>
        <text:list-item>
          <text:p text:style-name="P12">Achat en ligne accessible uniquement aux utilisateurs authentifiés.</text:p>
        </text:list-item>
        <text:list-item>
          <text:p text:style-name="P12">Paiement sécurisé via <text:span text:style-name="Strong_20_Emphasis">PayPal</text:span>.</text:p>
        </text:list-item>
        <text:list-item>
          <text:p text:style-name="P3">Un utilisateur enregistré peut laisser des commentaires sur les produits.</text:p>
        </text:list-item>
      </text:list>
      <text:h text:style-name="Heading_20_5" text:outline-level="5"><text:span text:style-name="Strong_20_Emphasis">3. Gestion de l’administration :</text:span></text:h>
      <text:list xml:id="list4205520949578535941" text:style-name="L4">
        <text:list-item>
          <text:p text:style-name="P13">Interface sécurisée pour l’administrateur.</text:p>
        </text:list-item>
        <text:list-item>
          <text:p text:style-name="P4">Gestion centralisée des produits de la boutique.</text:p>
        </text:list-item>
      </text:list>
      <text:h text:style-name="Heading_20_5" text:outline-level="5"><text:span text:style-name="Strong_20_Emphasis">4. Fonctionnalités annexes :</text:span></text:h>
      <text:list xml:id="list2796837992732449898" text:style-name="L5">
        <text:list-item>
          <text:p text:style-name="P14">Barre de recherche pour les articles et les produits.</text:p>
        </text:list-item>
        <text:list-item>
          <text:p text:style-name="P5">Système de tri et de filtres pour les produits (par prix, catégories, etc.).</text:p>
        </text:list-item>
      </text:list>
      <text:h text:style-name="Heading_20_4" text:outline-level="4"><text:span text:style-name="Strong_20_Emphasis">4. Public cible</text:span></text:h>
      <text:list xml:id="list3600411212094923" text:style-name="L6">
        <text:list-item>
          <text:p text:style-name="P15"><text:span text:style-name="Strong_20_Emphasis">Administrateur</text:span> : Gestion des produits de la boutique.</text:p>
        </text:list-item>
        <text:list-item>
          <text:p text:style-name="P15"><text:span text:style-name="Strong_20_Emphasis">Utilisateurs enregistrés</text:span> : Rédaction et gestion d’articles, achat en ligne via <text:span text:style-name="Strong_20_Emphasis">PayPal</text:span>, ajout de <text:soft-page-break/>commentaires.</text:p>
        </text:list-item>
        <text:list-item>
          <text:p text:style-name="P6"><text:span text:style-name="Strong_20_Emphasis">Visiteurs</text:span> : Consultation des articles et des produits.</text:p>
        </text:list-item>
      </text:list>
      <text:h text:style-name="Heading_20_4" text:outline-level="4"><text:span text:style-name="Strong_20_Emphasis">5. Contraintes techniques</text:span></text:h>
      <text:list xml:id="list1255598429456202103" text:style-name="L7">
        <text:list-item>
          <text:p text:style-name="P16"><text:span text:style-name="Strong_20_Emphasis">Technologies utilisées</text:span> : Php, Tailwind CSS, JavaScript vanilla.</text:p>
        </text:list-item>
        <text:list-item>
          <text:p text:style-name="P16"><text:span text:style-name="Strong_20_Emphasis">Base de données</text:span> : MySQL pour stocker les articles, produits, commentaires et autres données.</text:p>
        </text:list-item>
        <text:list-item>
          <text:p text:style-name="P16"><text:span text:style-name="Strong_20_Emphasis">Compatibilité</text:span> : Navigateurs modernes (Chrome, Firefox, Edge).</text:p>
        </text:list-item>
        <text:list-item>
          <text:p text:style-name="P7"><text:span text:style-name="Strong_20_Emphasis">Paiement en ligne</text:span> : Intégration de <text:span text:style-name="Strong_20_Emphasis">PayPal</text:span> pour les transactions.</text:p>
        </text:list-item>
      </text:list>
      <text:h text:style-name="Heading_20_4" text:outline-level="4"><text:span text:style-name="Strong_20_Emphasis">6. Organisation du projet</text:span></text:h>
      <text:list xml:id="list5769752357389112659" text:style-name="L8">
        <text:list-item>
          <text:p text:style-name="P17"><text:span text:style-name="Strong_20_Emphasis">Phase 1</text:span> : Analyse des besoins et conception du modèle de données.</text:p>
        </text:list-item>
        <text:list-item>
          <text:p text:style-name="P17"><text:span text:style-name="Strong_20_Emphasis">Phase 2</text:span> : Développement des fonctionnalités du blog.</text:p>
        </text:list-item>
        <text:list-item>
          <text:p text:style-name="P17"><text:span text:style-name="Strong_20_Emphasis">Phase 3</text:span> : Intégration de la boutique en ligne avec paiement PayPal.</text:p>
        </text:list-item>
        <text:list-item>
          <text:p text:style-name="P8"><text:span text:style-name="Strong_20_Emphasis">Phase 4</text:span> : Mise en production.</text:p>
        </text:list-item>
      </text:list>
      <text:h text:style-name="Heading_20_4" text:outline-level="4"><text:span text:style-name="Strong_20_Emphasis">7. Livrables attendus</text:span></text:h>
      <text:list xml:id="list722903282279038176" text:style-name="L9">
        <text:list-item>
          <text:p text:style-name="P18">Une application web fonctionnelle.</text:p>
        </text:list-item>
        <text:list-item>
          <text:p text:style-name="P18">Documentation d’utilisation pour les utilisateurs et administrateurs.</text:p>
        </text:list-item>
        <text:list-item>
          <text:p text:style-name="P9">Code source bien commenté.</text:p>
        </text:list-item>
      </text:list>
      <text:p text:style-name="Text_20_body"/>
      <text:p text:style-name="Text_20_body"/>
      <text:p text:style-name="Text_20_body"/>
      <text:p text:style-name="Text_20_body"/>
      <text:p text:style-name="Text_20_body"/>
      <text:p text:style-name="Text_20_body">Digrm gant problematiqu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15T18:47:18.96</meta:creation-date>
    <dc:date>2025-03-20T14:28:03.79</dc:date>
    <meta:editing-duration>PT23H58M49S</meta:editing-duration>
    <meta:editing-cycles>4</meta:editing-cycles>
    <meta:generator>OpenOffice/4.1.15$Win32 OpenOffice.org_project/4115m2$Build-9813</meta:generator>
    <meta:document-statistic meta:table-count="0" meta:image-count="0" meta:object-count="0" meta:page-count="2" meta:paragraph-count="47" meta:word-count="420" meta:character-count="2678"/>
  </office:meta>
</office:document-meta>
</file>